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4.5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e8f2a1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b7b3ca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ackground-color="#ffd428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fore" table:style-name="ta1">
        <table:shapes>
          <draw:frame draw:z-index="0" draw:style-name="gr1" draw:text-style-name="P1" svg:width="15.999cm" svg:height="8.999cm" svg:x="17.666cm" svg:y="0.499cm">
            <draw:object draw:notify-on-update-of-ranges="Lafore.A2:Lafore.A30 Lafore.B2:Lafore.B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3" office:value-type="string" calcext:value-type="string">
            <text:p>Книга Лафоре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06" calcext:value-type="date">
            <text:p>06.01.26</text:p>
          </table:table-cell>
          <table:table-cell office:value-type="float" office:value="3065" calcext:value-type="float">
            <text:p>306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06.01 — 13.01)</text:p>
          </table:table-cell>
          <table:table-cell table:formula="of:=SUM([.C3:.C9])" office:value-type="float" office:value="600" calcext:value-type="float">
            <text:p>600</text:p>
          </table:table-cell>
        </table:table-row>
        <table:table-row table:style-name="ro1">
          <table:table-cell table:style-name="ce1" table:formula="of:=[.A2]+1" office:value-type="date" office:date-value="2026-01-07" calcext:value-type="date">
            <text:p>07.01.26</text:p>
          </table:table-cell>
          <table:table-cell office:value-type="float" office:value="3143" calcext:value-type="float">
            <text:p>3143</text:p>
          </table:table-cell>
          <table:table-cell table:formula="of:=[.B3]-[.B2]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" table:formula="of:=[.A3]+1" office:value-type="date" office:date-value="2026-01-08" calcext:value-type="date">
            <text:p>08.01.26</text:p>
          </table:table-cell>
          <table:table-cell office:value-type="float" office:value="3160" calcext:value-type="float">
            <text:p>3160</text:p>
          </table:table-cell>
          <table:table-cell table:formula="of:=[.B4]-[.B3]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" table:formula="of:=[.A4]+1" office:value-type="date" office:date-value="2026-01-09" calcext:value-type="date">
            <text:p>09.01.26</text:p>
          </table:table-cell>
          <table:table-cell office:value-type="float" office:value="3369" calcext:value-type="float">
            <text:p>3369</text:p>
          </table:table-cell>
          <table:table-cell table:formula="of:=[.B5]-[.B4]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table:style-name="ce1" table:formula="of:=[.A5]+1" office:value-type="date" office:date-value="2026-01-10" calcext:value-type="date">
            <text:p>10.01.26</text:p>
          </table:table-cell>
          <table:table-cell office:value-type="float" office:value="3474" calcext:value-type="float">
            <text:p>3474</text:p>
          </table:table-cell>
          <table:table-cell table:formula="of:=[.B6]-[.B5]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1" table:formula="of:=[.A6]+1" office:value-type="date" office:date-value="2026-01-11" calcext:value-type="date">
            <text:p>11.01.26</text:p>
          </table:table-cell>
          <table:table-cell table:formula="of:=3583" office:value-type="float" office:value="3583" calcext:value-type="float">
            <text:p>3583</text:p>
          </table:table-cell>
          <table:table-cell table:formula="of:=[.B7]-[.B6]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1" table:formula="of:=[.A7]+1" office:value-type="date" office:date-value="2026-01-12" calcext:value-type="date">
            <text:p>12.01.26</text:p>
          </table:table-cell>
          <table:table-cell table:formula="of:=3605" office:value-type="float" office:value="3605" calcext:value-type="float">
            <text:p>3605</text:p>
          </table:table-cell>
          <table:table-cell table:formula="of:=[.B8]-[.B7]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6" table:formula="of:=[.A8]+1" office:value-type="date" office:date-value="2026-01-13" calcext:value-type="date">
            <text:p>13.01.26</text:p>
          </table:table-cell>
          <table:table-cell table:style-name="ce8" office:value-type="float" office:value="3665" calcext:value-type="float">
            <text:p>3665</text:p>
          </table:table-cell>
          <table:table-cell table:style-name="ce8" table:formula="of:=[.B9]-[.B8]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table:formula="of:=[.A9]+1" office:value-type="date" office:date-value="2026-01-14" calcext:value-type="date">
            <text:p>14.01.26</text:p>
          </table:table-cell>
          <table:table-cell table:formula="of:=3700" office:value-type="float" office:value="3700" calcext:value-type="float">
            <text:p>3700</text:p>
          </table:table-cell>
          <table:table-cell table:style-name="ce12" table:formula="of:=[.B10]-[.B9]"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ildt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8" office:value-type="string" calcext:value-type="string">
            <text:p>Книга Шилдт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  <table:table-cell/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9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1" table:formula="of:=[.A2]" office:value-type="date" office:date-value="2026-01-14" calcext:value-type="date">
            <text:p>14.01.26</text:p>
          </table:table-cell>
          <table:table-cell table:formula="of:=61" office:value-type="float" office:value="61" calcext:value-type="float">
            <text:p>61</text:p>
          </table:table-cell>
          <table:table-cell table:formula="of:=[.B3]-[.B2]" office:value-type="float" office:value="18" calcext:value-type="float">
            <text:p>18</text:p>
          </table:table-cell>
          <table:table-cell table:number-columns-repeated="3"/>
          <table:table-cell>
            <draw:frame draw:z-index="0" draw:style-name="gr1" draw:text-style-name="P1" svg:width="15.999cm" svg:height="8.999cm" svg:x="2.124cm" svg:y="0.053cm">
              <draw:object draw:notify-on-update-of-ranges="Shildt.A2:Shildt.A10 Shildt.B2:Shildt.B1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5">
          <table:table-cell table:style-name="ce1"/>
          <table:table-cell table:number-columns-repeated="6"/>
        </table:table-row>
        <table:table-row table:style-name="ro1">
          <table:table-cell table:style-name="ce17"/>
          <table:table-cell table:style-name="ce12" table:number-columns-repeated="2"/>
          <table:table-cell table:number-columns-repeated="4"/>
        </table:table-row>
        <table:table-row table:style-name="ro1">
          <table:table-cell table:style-name="ce1"/>
          <table:table-cell/>
          <table:table-cell table:style-name="ce12"/>
          <table:table-cell table:number-columns-repeated="4"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ata" table:style-name="ta1">
        <table:shapes>
          <draw:frame draw:z-index="0" draw:style-name="gr1" draw:text-style-name="P1" svg:width="15.999cm" svg:height="8.999cm" svg:x="17.666cm" svg:y="0.499cm">
            <draw:object draw:notify-on-update-of-ranges="Prata.A2:Prata.A30 Prata.B2:Prata.B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троки</text:p>
          </table:table-cell>
          <table:table-cell table:style-name="ce4" office:value-type="string" calcext:value-type="string">
            <text:p>Дельта</text:p>
          </table:table-cell>
          <table:table-cell table:style-name="ce19" office:value-type="string" calcext:value-type="string">
            <text:p>Книга Прата</text:p>
          </table:table-cell>
          <table:table-cell table:style-name="ce14" office:value-type="string" calcext:value-type="string">
            <text:p>Недели</text:p>
          </table:table-cell>
          <table:table-cell table:style-name="ce14" office:value-type="string" calcext:value-type="string">
            <text:p>Дельта</text:p>
          </table:table-cell>
        </table:table-row>
        <table:table-row table:style-name="ro1">
          <table:table-cell table:style-name="ce1" office:value-type="date" office:date-value="2026-01-14" calcext:value-type="date">
            <text:p>14.01.2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Неделя 1 (14.01 — 21.01)</text:p>
          </table:table-cell>
          <table:table-cell table:formula="of:=SUM([.C3:.C9])" office:value-type="float" office:value="100" calcext:value-type="float">
            <text:p>100</text:p>
          </table:table-cell>
        </table:table-row>
        <table:table-row table:style-name="ro1">
          <table:table-cell table:style-name="ce1" table:formula="of:=[.A2]+1" office:value-type="date" office:date-value="2026-01-15" calcext:value-type="date">
            <text:p>15.01.26</text:p>
          </table:table-cell>
          <table:table-cell table:formula="of:=185" office:value-type="float" office:value="185" calcext:value-type="float">
            <text:p>185</text:p>
          </table:table-cell>
          <table:table-cell table:formula="of:=[.B3]-[.B2]" office:value-type="float" office:value="100" calcext:value-type="float">
            <text:p>100</text:p>
          </table:table-cell>
          <table:table-cell table:number-columns-repeated="3"/>
        </table:table-row>
        <table:table-row table:style-name="ro1" table:number-rows-repeated="5">
          <table:table-cell table:style-name="ce1"/>
          <table:table-cell table:number-columns-repeated="5"/>
        </table:table-row>
        <table:table-row table:style-name="ro1">
          <table:table-cell table:style-name="ce17"/>
          <table:table-cell table:style-name="ce12" table:number-columns-repeated="2"/>
          <table:table-cell table:number-columns-repeated="3"/>
        </table:table-row>
        <table:table-row table:style-name="ro1">
          <table:table-cell table:style-name="ce1"/>
          <table:table-cell/>
          <table:table-cell table:style-name="ce12"/>
          <table:table-cell table:number-columns-repeated="3"/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.00.0000</text:date>, <text:time style:data-style-name="N2" text:time-value="08:12:26.3891226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9T11:25:10.940920403</meta:creation-date>
    <dc:date>2026-01-15T08:15:13.981325075</dc:date>
    <meta:editing-duration>PT23M1S</meta:editing-duration>
    <meta:editing-cycles>16</meta:editing-cycles>
    <meta:generator>LibreOffice/24.2.7.2$Linux_X86_64 LibreOffice_project/420$Build-2</meta:generator>
    <meta:document-statistic meta:table-count="3" meta:cell-count="63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2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Lafore.A2:Lafore.B30" chart:data-source-has-labels="column" svg:x="0.32cm" svg:y="0.18cm" svg:width="15.36cm" svg:height="8.64cm">
          <chart:coordinate-region svg:x="1.312cm" svg:y="0.379cm" svg:width="13.705cm" svg:height="7.794cm"/>
          <chart:axis chart:dimension="x" chart:name="primary-x" chart:style-name="ch3" chartooo:axis-type="auto">
            <chartooo:date-scale/>
            <chart:categories table:cell-range-address="Lafore.A2:Lafore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Lafore.B2:Lafore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28">
                <text:p>46028</text:p>
                <draw:g>
                  <svg:desc>Lafore.A2:Lafore.A30</svg:desc>
                </draw:g>
              </table:table-cell>
              <table:table-cell office:value-type="float" office:value="3065">
                <text:p>3065</text:p>
                <draw:g>
                  <svg:desc>Lafore.B2:Lafore.B30</svg:desc>
                </draw:g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float" office:value="46032">
                <text:p>46032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46033">
                <text:p>46033</text:p>
              </table:table-cell>
              <table:table-cell office:value-type="float" office:value="3583">
                <text:p>3583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ildt.A2:Shildt.B10" chart:data-source-has-labels="column" svg:x="0.32cm" svg:y="0.18cm" svg:width="15.36cm" svg:height="8.64cm">
          <chart:coordinate-region svg:x="2147483.647cm" svg:y="2147483.647cm" svg:width="0cm" svg:height="0cm"/>
          <chart:axis chart:dimension="x" chart:name="primary-x" chart:style-name="ch3" chartooo:axis-type="auto">
            <chartooo:date-scale/>
            <chart:categories table:cell-range-address="Shildt.A2:Shildt.A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Shildt.B2:Shildt.B10" chart:class="chart:line">
            <chart:regression-curve chart:style-name="ch7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Shildt.A2:Shildt.A10</svg:desc>
                </draw:g>
              </table:table-cell>
              <table:table-cell office:value-type="float" office:value="43">
                <text:p>43</text:p>
                <draw:g>
                  <svg:desc>Shildt.B2:Shildt.B10</svg:desc>
                </draw:g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05cm" svg:stroke-color="#ff40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Prata.A2:Prata.B30" chart:data-source-has-labels="column" svg:x="0.32cm" svg:y="0.18cm" svg:width="15.36cm" svg:height="8.64cm">
          <chart:coordinate-region svg:x="1.127cm" svg:y="0.379cm" svg:width="13.89cm" svg:height="7.794cm"/>
          <chart:axis chart:dimension="x" chart:name="primary-x" chart:style-name="ch3" chartooo:axis-type="auto">
            <chartooo:date-scale/>
            <chart:categories table:cell-range-address="Prata.A2:Prata.A3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Prata.B2:Prata.B30" chart:class="chart:line">
            <chart:regression-curve chart:style-name="ch7"/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46036">
                <text:p>46036</text:p>
                <draw:g>
                  <svg:desc>Prata.A2:Prata.A30</svg:desc>
                </draw:g>
              </table:table-cell>
              <table:table-cell office:value-type="float" office:value="85">
                <text:p>85</text:p>
                <draw:g>
                  <svg:desc>Prata.B2:Prata.B30</svg:desc>
                </draw:g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